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5cm" fo:min-width="0.50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75cm" fo:min-width="1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49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91cm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9.95cm" fo:min-width="12.3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15.95cm" fo:min-width="27.6cm"/>
    </style:style>
    <style:style style:name="P1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style:style style:name="T3" style:family="text">
      <style:text-properties style:text-position="0% 100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891cm" svg:height="0.747cm" svg:x="1.555cm" svg:y="4.627cm">
          <draw:text-box>
            <text:p><text:span text:style-name="T1">+</text:span></text:p>
          </draw:text-box>
        </draw:frame>
        <draw:custom-shape draw:style-name="gr2" draw:text-style-name="P3" xml:id="id1" draw:id="id1" draw:layer="layout" svg:width="1cm" svg:height="2cm" svg:x="13cm" svg:y="4cm">
          <text:p text:style-name="P2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43cm" svg:height="1.156cm" svg:x="13.229cm" svg:y="4.4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2" draw:text-style-name="P3" xml:id="id2" draw:id="id2" draw:layer="layout" svg:width="1cm" svg:height="2cm" svg:x="17cm" svg:y="4cm">
          <text:p text:style-name="P2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43cm" svg:height="1.156cm" svg:x="17.229cm" svg:y="4.4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4" draw:text-style-name="P4" xml:id="id6" draw:id="id6" draw:layer="layout" draw:type="line" svg:x1="14cm" svg:y1="5cm" svg:x2="17cm" svg:y2="5cm" draw:start-shape="id1" draw:start-glue-point="1" draw:end-shape="id2" draw:end-glue-point="3" svg:d="M14000 5000h3000" svg:viewBox="0 0 3001 1">
          <text:p/>
        </draw:connector>
        <draw:frame draw:style-name="gr3" draw:text-style-name="P2" draw:layer="layout" svg:width="1.211cm" svg:height="0.631cm" svg:x="14.186cm" svg:y="4.2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1.208cm" svg:height="0.631cm" svg:x="18.187cm" svg:y="4.2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5" draw:text-style-name="P4" xml:id="id3" draw:id="id3" draw:layer="layout" svg:width="0.6cm" svg:height="0.6cm" svg:x="1.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58cm" svg:height="0.542cm" svg:x="1.486cm" svg:y="2.8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4" draw:text-style-name="P4" draw:layer="layout" svg:x1="2cm" svg:y1="3.6cm" svg:x2="2cm" svg:y2="4.7cm">
          <text:p/>
        </draw:line>
        <draw:custom-shape draw:style-name="gr6" draw:text-style-name="P3" xml:id="id4" draw:id="id4" draw:layer="layout" svg:width="2cm" svg:height="2cm" svg:x="4cm" svg:y="4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3cm" svg:y1="5cm" svg:x2="4cm" svg:y2="5cm" draw:start-shape="id3" draw:start-glue-point="10" draw:end-shape="id4" draw:end-glue-point="3" svg:d="M2300 5000h1700" svg:viewBox="0 0 1701 1">
          <text:p/>
        </draw:connector>
        <draw:custom-shape draw:style-name="gr7" draw:text-style-name="P3" xml:id="id5" draw:id="id5" draw:layer="layout" svg:width="2cm" svg:height="1.499cm" draw:transform="rotate (-1.5707963267949) translate (11.499cm 4.003cm)">
          <text:p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686.65667166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0.583cm" svg:height="1.156cm" svg:x="10.13cm" svg:y="4.4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onnector draw:style-name="gr4" draw:text-style-name="P4" draw:layer="layout" draw:type="line" svg:x1="11.499cm" svg:y1="4.993cm" svg:x2="13cm" svg:y2="5cm" draw:start-shape="id5" draw:start-glue-point="4" draw:end-shape="id1" draw:end-glue-point="3" svg:d="M11499 4993l1501 7" svg:viewBox="0 0 1502 8">
          <text:p/>
        </draw:connector>
        <draw:custom-shape draw:style-name="gr5" draw:text-style-name="P4" xml:id="id12" draw:id="id12" draw:layer="layout" svg:width="0.6cm" svg:height="0.6cm" svg:x="7.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2cm" svg:height="1.499cm" draw:transform="rotate (-1.5707963267949) translate (13.997cm 7.004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686.65667166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0.866cm" svg:height="0.542cm" svg:x="12.931cm" svg:y="7.6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6" draw:text-style-name="P3" xml:id="id9" draw:id="id9" draw:layer="layout" svg:width="2cm" svg:height="2cm" svg:x="12cm" svg:y="10cm">
          <text:p text:style-name="P2"><text:span text:style-name="T3">s</text:span><text:span text:style-name="T3">i</text:span><text:span text:style-name="T3">n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2cm" svg:height="3cm" svg:x="21cm" svg:y="3cm">
          <draw:glue-point draw:id="4" svg:x="5cm" svg:y="-3cm"/>
          <draw:glue-point draw:id="5" svg:x="5cm" svg:y="3cm"/>
          <draw:glue-point draw:id="6" svg:x="-5cm" svg:y="-3cm"/>
          <draw:glue-point draw:id="7" svg:x="-5cm" svg:y="3cm"/>
          <text:p text:style-name="P2"><text:span text:style-name="T1">A</text:span><text:span text:style-name="T1">-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5cm" svg:y1="5cm" svg:x2="13.998cm" svg:y2="8.005cm" draw:start-shape="id6" draw:start-glue-point="0" draw:end-shape="id7" draw:end-glue-point="7" svg:d="M15500 5000v3005h-1502" svg:viewBox="0 0 1503 3006">
          <text:p/>
        </draw:connector>
        <draw:connector draw:style-name="gr4" draw:text-style-name="P4" xml:id="id11" draw:id="id11" draw:layer="layout" svg:x1="18cm" svg:y1="5cm" svg:x2="21cm" svg:y2="5.4cm" draw:start-shape="id2" draw:start-glue-point="1" draw:end-shape="id8" draw:end-glue-point="7" svg:d="M18000 5000h1500v400h1500" svg:viewBox="0 0 3001 401">
          <text:p/>
        </draw:connector>
        <draw:connector draw:style-name="gr4" draw:text-style-name="P4" draw:layer="layout" draw:line-skew="-3.5cm" svg:x1="15.5cm" svg:y1="5cm" svg:x2="21cm" svg:y2="3.6cm" draw:start-shape="id6" draw:start-glue-point="0" draw:end-shape="id8" draw:end-glue-point="6" svg:d="M15500 5000v-1400h5500" svg:viewBox="0 0 5501 1401">
          <text:p/>
        </draw:connector>
        <draw:custom-shape draw:style-name="gr9" draw:text-style-name="P3" xml:id="id10" draw:id="id10" draw:layer="layout" svg:width="2cm" svg:height="1.499cm" draw:transform="rotate (-1.5707963267949) translate (9.997cm 10.005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686.65667166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361cm" svg:height="0.542cm" svg:x="8.631cm" svg:y="10.6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onnector draw:style-name="gr4" draw:text-style-name="P4" draw:layer="layout" draw:type="line" svg:x1="12cm" svg:y1="11cm" svg:x2="9.998cm" svg:y2="11.006cm" draw:start-shape="id9" draw:start-glue-point="3" draw:end-shape="id10" draw:end-glue-point="7" svg:d="M12000 11000l-2002 6" svg:viewBox="0 0 2003 7">
          <text:p/>
        </draw:connector>
        <draw:connector draw:style-name="gr4" draw:text-style-name="P4" draw:layer="layout" draw:line-skew="3.5cm" svg:x1="19.5cm" svg:y1="5.2cm" svg:x2="14cm" svg:y2="11cm" draw:start-shape="id11" draw:start-glue-point="0" draw:end-shape="id9" draw:end-glue-point="1" svg:d="M19500 5200v5800h-5500" svg:viewBox="0 0 5501 5801">
          <text:p/>
        </draw:connector>
        <draw:connector draw:style-name="gr4" draw:text-style-name="P4" draw:layer="layout" draw:type="line" svg:x1="6cm" svg:y1="5cm" svg:x2="7.7cm" svg:y2="5cm" draw:start-shape="id4" draw:start-glue-point="1" draw:end-shape="id12" draw:end-glue-point="6" svg:d="M6000 5000h1700" svg:viewBox="0 0 1701 1">
          <text:p/>
        </draw:connector>
        <draw:connector draw:style-name="gr4" draw:text-style-name="P4" draw:layer="layout" draw:line-skew="-2.099cm" svg:x1="12.499cm" svg:y1="7.994cm" svg:x2="8.212cm" svg:y2="5.212cm" draw:start-shape="id7" draw:start-glue-point="4" draw:end-shape="id12" draw:end-glue-point="9" svg:d="M12499 7994h-4199v-2782h-88" svg:viewBox="0 0 4288 2783">
          <text:p/>
        </draw:connector>
        <draw:connector draw:style-name="gr4" draw:text-style-name="P4" draw:layer="layout" svg:x1="8.499cm" svg:y1="10.995cm" svg:x2="7.788cm" svg:y2="5.212cm" draw:start-shape="id10" draw:start-glue-point="4" draw:end-shape="id12" draw:end-glue-point="7" svg:d="M8499 10995h-711v-5783" svg:viewBox="0 0 712 5784">
          <text:p/>
        </draw:connector>
        <draw:connector draw:style-name="gr4" draw:text-style-name="P4" draw:layer="layout" svg:x1="8.3cm" svg:y1="5cm" svg:x2="10cm" svg:y2="5.004cm" draw:start-shape="id12" draw:start-glue-point="10" draw:end-shape="id5" draw:end-glue-point="7" svg:d="M8300 5000h850v4h850" svg:viewBox="0 0 1701 5">
          <text:p/>
        </draw:connector>
        <draw:frame draw:style-name="gr1" draw:text-style-name="P1" draw:layer="layout" svg:width="0.891cm" svg:height="0.747cm" svg:x="7.556cm" svg:y="4.627cm">
          <draw:text-box>
            <text:p><text:span text:style-name="T1">+</text:span></text:p>
          </draw:text-box>
        </draw:frame>
        <draw:frame draw:style-name="gr3" draw:text-style-name="P2" draw:layer="layout" svg:width="1.044cm" svg:height="0.595cm" svg:x="6.085cm" svg:y="4.28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1.133cm" svg:height="0.595cm" svg:x="2.585cm" svg:y="4.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" draw:text-style-name="P4" xml:id="id13" draw:id="id13" draw:layer="layout" svg:width="0.6cm" svg:height="0.6cm" svg:x="24.7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891cm" svg:height="0.747cm" svg:x="24.657cm" svg:y="5.1cm">
          <draw:text-box>
            <text:p><text:span text:style-name="T1">-</text:span></text:p>
          </draw:text-box>
        </draw:frame>
        <draw:custom-shape draw:style-name="gr5" draw:text-style-name="P4" xml:id="id14" draw:id="id14" draw:layer="layout" svg:width="0.6cm" svg:height="0.6cm" svg:x="27.2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91cm" svg:height="0.747cm" svg:x="27.158cm" svg:y="3.229cm">
          <draw:text-box>
            <text:p><text:span text:style-name="T1">-</text:span></text:p>
          </draw:text-box>
        </draw:frame>
        <draw:connector draw:style-name="gr4" draw:text-style-name="P4" draw:layer="layout" draw:type="line" svg:x1="23cm" svg:y1="5.4cm" svg:x2="24.701cm" svg:y2="5.401cm" draw:start-shape="id8" draw:start-glue-point="5" draw:end-shape="id13" draw:end-glue-point="6" svg:d="M23000 5400l1701 1" svg:viewBox="0 0 1702 2">
          <text:p/>
        </draw:connector>
        <draw:connector draw:style-name="gr4" draw:text-style-name="P4" draw:layer="layout" draw:type="line" svg:x1="23cm" svg:y1="3.6cm" svg:x2="27.202cm" svg:y2="3.602cm" draw:start-shape="id8" draw:start-glue-point="4" draw:end-shape="id14" draw:end-glue-point="6" svg:d="M23000 3600l4202 2" svg:viewBox="0 0 4203 3">
          <text:p/>
        </draw:connector>
        <draw:line draw:style-name="gr4" draw:text-style-name="P4" draw:layer="layout" svg:x1="28.9cm" svg:y1="3.6cm" svg:x2="27.8cm" svg:y2="3.6cm">
          <text:p/>
        </draw:line>
        <draw:line draw:style-name="gr4" draw:text-style-name="P4" draw:layer="layout" svg:x1="26.4cm" svg:y1="5.4cm" svg:x2="25.3cm" svg:y2="5.4cm">
          <text:p/>
        </draw:line>
        <draw:frame draw:style-name="gr3" draw:text-style-name="P2" draw:layer="layout" svg:width="0.596cm" svg:height="0.9cm" svg:x="25.686cm" svg:y="4.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6cm" svg:height="0.542cm" svg:x="28.286cm" svg:y="2.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9" draw:text-style-name="P3" xml:id="id15" draw:id="id15" draw:layer="layout" svg:width="2cm" svg:height="1.499cm" draw:transform="rotate (-1.5707963267949) translate (13.997cm 13.005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686.65667166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16" draw:id="id16" draw:layer="layout" svg:width="2cm" svg:height="1.499cm" draw:transform="rotate (-1.5707963267949) translate (13.997cm 16.006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686.65667166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svg:x1="25.001cm" svg:y1="5.701cm" svg:x2="13.998cm" svg:y2="14.006cm" draw:start-shape="id13" draw:start-glue-point="8" draw:end-shape="id15" draw:end-glue-point="7" svg:d="M25001 5701v8305h-11003" svg:viewBox="0 0 11004 8306">
          <text:p/>
        </draw:connector>
        <draw:connector draw:style-name="gr4" draw:text-style-name="P4" draw:layer="layout" svg:x1="27.502cm" svg:y1="3.902cm" svg:x2="13.998cm" svg:y2="17.007cm" draw:start-shape="id14" draw:start-glue-point="8" draw:end-shape="id16" draw:end-glue-point="7" svg:d="M27502 3902v13105h-13504" svg:viewBox="0 0 13505 13106">
          <text:p/>
        </draw:connector>
        <draw:connector draw:style-name="gr4" draw:text-style-name="P4" draw:layer="layout" draw:line-skew="-0.199cm" svg:x1="12.499cm" svg:y1="16.996cm" svg:x2="1.7cm" svg:y2="5cm" draw:start-shape="id16" draw:start-glue-point="4" draw:end-shape="id3" draw:end-glue-point="6" svg:d="M12499 16996h-11499v-11996h700" svg:viewBox="0 0 11500 11997">
          <text:p/>
        </draw:connector>
        <draw:connector draw:style-name="gr4" draw:text-style-name="P4" draw:layer="layout" svg:x1="12.499cm" svg:y1="13.995cm" svg:x2="2cm" svg:y2="5.3cm" draw:start-shape="id15" draw:start-glue-point="4" draw:end-shape="id3" draw:end-glue-point="8" svg:d="M12499 13995h-10499v-8695" svg:viewBox="0 0 10500 8696">
          <text:p/>
        </draw:connector>
        <draw:frame draw:style-name="gr3" draw:text-style-name="P2" draw:layer="layout" svg:width="0.901cm" svg:height="0.615cm" svg:x="12.931cm" svg:y="13.7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904cm" svg:height="0.615cm" svg:x="12.932cm" svg:y="16.7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1" draw:text-style-name="P3" draw:layer="layout" svg:width="12.8cm" svg:height="10.2cm" svg:x="7.2cm" svg:y="2cm">
          <text:p text:style-name="P2"><text:span text:style-name="T1"/></text:p>
          <text:p text:style-name="P2"><text:span text:style-name="T1">A</text:span><text:span text:style-name="T1">r</text:span><text:span text:style-name="T1">t</text:span><text:span text:style-name="T1">i</text:span><text:span text:style-name="T1">c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97cm" svg:height="0.631cm" svg:x="23.287cm" svg:y="4.5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1.3cm" svg:height="0.631cm" svg:x="24.488cm" svg:y="2.7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2" draw:text-style-name="P4" draw:layer="layout" svg:width="28.1cm" svg:height="16.2cm" svg:x="0.9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5-18T18:58:17.544136137</dc:date>
    <meta:editing-duration>PT1H34M36S</meta:editing-duration>
    <meta:editing-cycles>27</meta:editing-cycles>
    <meta:generator>LibreOffice/6.1.5.2$Linux_X86_64 LibreOffice_project/10$Build-2</meta:generator>
    <meta:document-statistic meta:object-count="57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

<file path=Object 15/content.xml><?xml version="1.0" encoding="utf-8"?>
<math xmlns="http://www.w3.org/1998/Math/MathML" display="block">
  <semantics>
    <mfrac>
      <mn>1</mn>
      <mi>s</mi>
    </mfrac>
    <annotation encoding="StarMath 5.0">{1} over {s}  </annotation>
  </semantics>
</math>
</file>

<file path=Object 16/content.xml><?xml version="1.0" encoding="utf-8"?>
<math xmlns="http://www.w3.org/1998/Math/MathML" display="block">
  <semantics>
    <mfrac>
      <mn>1</mn>
      <mi>s</mi>
    </mfrac>
    <annotation encoding="StarMath 5.0">{1} over {s}  </annotation>
  </semantics>
</math>
</file>

<file path=Object 17/content.xml><?xml version="1.0" encoding="utf-8"?>
<math xmlns="http://www.w3.org/1998/Math/MathML" display="block">
  <semantics>
    <mrow>
      <msub>
        <mi>x</mi>
        <mn>2</mn>
      </msub>
      <mrow>
        <mo fence="true" stretchy="false">(</mo>
        <mrow>
          <mi>t</mi>
        </mrow>
        <mo fence="true" stretchy="false">)</mo>
      </mrow>
    </mrow>
    <annotation encoding="StarMath 5.0">x_2( t )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row>
        <mo fence="true" stretchy="false">(</mo>
        <mrow>
          <mi>t</mi>
        </mrow>
        <mo fence="true" stretchy="false">)</mo>
      </mrow>
    </mrow>
    <annotation encoding="StarMath 5.0">x_1( t )</annotation>
  </semantics>
</math>
</file>

<file path=Object 19/content.xml><?xml version="1.0" encoding="utf-8"?>
<math xmlns="http://www.w3.org/1998/Math/MathML" display="block">
  <semantics>
    <mn>1.12</mn>
    <annotation encoding="StarMath 5.0">1.12</annotation>
  </semantics>
</math>
</file>

<file path=Object 2/content.xml><?xml version="1.0" encoding="utf-8"?>
<math xmlns="http://www.w3.org/1998/Math/MathML" display="block">
  <semantics>
    <mfrac>
      <mi>π</mi>
      <mn>4</mn>
    </mfrac>
    <annotation encoding="StarMath 5.0">%pi  over 4</annotation>
  </semantics>
</math>
</file>

<file path=Object 20/content.xml><?xml version="1.0" encoding="utf-8"?>
<math xmlns="http://www.w3.org/1998/Math/MathML" display="block">
  <semantics>
    <mfrac>
      <mn>1</mn>
      <mi>J</mi>
    </mfrac>
    <annotation encoding="StarMath 5.0">{1} over {J}  </annotation>
  </semantics>
</math>
</file>

<file path=Object 21/content.xml><?xml version="1.0" encoding="utf-8"?>
<math xmlns="http://www.w3.org/1998/Math/MathML" display="block">
  <semantics>
    <mrow>
      <mo stretchy="false">−</mo>
      <mi>b</mi>
    </mrow>
    <annotation encoding="StarMath 5.0">-b  </annotation>
  </semantics>
</math>
</file>

<file path=Object 22/content.xml><?xml version="1.0" encoding="utf-8"?>
<math xmlns="http://www.w3.org/1998/Math/MathML" display="block">
  <semantics>
    <mrow>
      <mo stretchy="false">−</mo>
      <mi mathvariant="italic">mgl</mi>
    </mrow>
    <annotation encoding="StarMath 5.0">-mgl</annotation>
  </semantics>
</math>
</file>

<file path=Object 23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 display="block">
  <semantics>
    <mrow>
      <mo stretchy="false">−</mo>
      <msub>
        <mi>l</mi>
        <mn>1</mn>
      </msub>
    </mrow>
    <annotation encoding="StarMath 5.0">-l_1</annotation>
  </semantics>
</math>
</file>

<file path=Object 5/content.xml><?xml version="1.0" encoding="utf-8"?>
<math xmlns="http://www.w3.org/1998/Math/MathML" display="block">
  <semantics>
    <mrow>
      <mo stretchy="false">−</mo>
      <msub>
        <mi>l</mi>
        <mn>2</mn>
      </msub>
    </mrow>
    <annotation encoding="StarMath 5.0">-l_2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row>
        <mo fence="true" stretchy="false">(</mo>
        <mrow>
          <mi>k</mi>
        </mrow>
        <mo fence="true" stretchy="false">)</mo>
      </mrow>
    </mrow>
    <annotation encoding="StarMath 5.0">x_1( k )</annotation>
  </semantics>
</math>
</file>

<file path=Object 7/content.xml><?xml version="1.0" encoding="utf-8"?>
<math xmlns="http://www.w3.org/1998/Math/MathML" display="block">
  <semantics>
    <mrow>
      <msub>
        <mi>x</mi>
        <mn>2</mn>
      </msub>
      <mrow>
        <mo fence="true" stretchy="false">(</mo>
        <mrow>
          <mi>k</mi>
        </mrow>
        <mo fence="true" stretchy="false">)</mo>
      </mrow>
    </mrow>
    <annotation encoding="StarMath 5.0">x_2( k )</annotation>
  </semantics>
</math>
</file>